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301a" officeooo:paragraph-rsid="0005301a"/>
    </style:style>
    <style:style style:name="P2" style:family="paragraph" style:parent-style-name="Standard">
      <style:text-properties officeooo:rsid="000594b8" officeooo:paragraph-rsid="000594b8"/>
    </style:style>
    <style:style style:name="P3" style:family="paragraph" style:parent-style-name="Standard" style:list-style-name="L1">
      <style:text-properties officeooo:rsid="00085635" officeooo:paragraph-rsid="00085635"/>
    </style:style>
    <style:style style:name="P4" style:family="paragraph" style:parent-style-name="Standard" style:list-style-name="L1">
      <style:text-properties officeooo:rsid="000a42ae" officeooo:paragraph-rsid="000a42ae"/>
    </style:style>
    <style:style style:name="P5" style:family="paragraph" style:parent-style-name="Standard" style:list-style-name="L1">
      <style:text-properties officeooo:rsid="000afed1" officeooo:paragraph-rsid="000afed1"/>
    </style:style>
    <style:style style:name="P6" style:family="paragraph" style:parent-style-name="Standard" style:list-style-name="L1">
      <style:text-properties officeooo:rsid="000c5cc0" officeooo:paragraph-rsid="000c5cc0"/>
    </style:style>
    <style:style style:name="T1" style:family="text">
      <style:text-properties officeooo:rsid="000afed1"/>
    </style:style>
    <style:style style:name="T2" style:family="text">
      <style:text-properties officeooo:rsid="000c90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reless HART</text:p>
      <text:list xml:id="list3278647220095856490" text:style-name="L1">
        <text:list-item>
          <text:p text:style-name="P1">Time-synchronized protocol </text:p>
        </text:list-item>
        <text:list-item>
          <text:p text:style-name="P3">Slots may be reserved for group acks (?) </text:p>
          <text:list>
            <text:list-item>
              <text:p text:style-name="P4">Node-to-node <text:span text:style-name="T1">or some other way?</text:span></text:p>
            </text:list-item>
          </text:list>
        </text:list-item>
        <text:list-item>
          <text:p text:style-name="P5">Rather slow, since it is ment for process controll. </text:p>
        </text:list-item>
        <text:list-item>
          <text:p text:style-name="P6">Full solution, not only <text:span text:style-name="T2">MAC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8:28:48.669643394</meta:creation-date>
    <meta:generator>LibreOffice/5.1.6.2$Linux_X86_64 LibreOffice_project/10m0$Build-2</meta:generator>
    <dc:date>2019-05-15T19:01:24.689439548</dc:date>
    <meta:editing-duration>PT32M34S</meta:editing-duration>
    <meta:editing-cycles>11</meta:editing-cycles>
    <meta:document-statistic meta:table-count="0" meta:image-count="0" meta:object-count="0" meta:page-count="1" meta:paragraph-count="6" meta:word-count="36" meta:character-count="196" meta:non-whitespace-character-count="168"/>
  </office:meta>
</office:document-meta>
</file>